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4.0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984cm" svg:height="8.974cm" svg:x="9.84cm" svg:y="0.48cm">
            <draw:object draw:notify-on-update-of-ranges="data.A2:data.A70 data.B1:data.B1 data.B2:data.B70 data.A2:data.A70 data.C1:data.C1 data.C2:data.C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oving 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SIN([$config.$B$2] * [.A2])+1+ RAND()) * ([$config.$C$2]+ RAND())  + ([$config.$C$2] + RAND()) +(SIN(([$config.$B$3] + RAND())* [.A2])+1+ RAND() * ([$config.$C$3] +  RAND()) + [$config.$C$3]) + [.A2]*([$config.$B$4]) + [$config.$C$4]  * RAND()" office:value-type="float" office:value="73.760205495462" calcext:value-type="float">
            <text:p>73,760205495462</text:p>
          </table:table-cell>
          <table:table-cell table:formula="of:=[.B2]" office:value-type="float" office:value="73.760205495462" calcext:value-type="float">
            <text:p>73,760205495462</text:p>
          </table:table-cell>
        </table:table-row>
        <table:table-row table:style-name="ro1">
          <table:table-cell table:formula="of:=[.A2]+[$config.$B$1]" office:value-type="float" office:value="2" calcext:value-type="float">
            <text:p>2</text:p>
          </table:table-cell>
          <table:table-cell table:formula="of:=(SIN([$config.$B$2] * [.A3])+1+ RAND()) * ([$config.$C$2]+ RAND())  + ([$config.$C$2] + RAND()) +(SIN(([$config.$B$3] + RAND())* [.A3])+1+ RAND() * ([$config.$C$3] +  RAND()) + [$config.$C$3]) + [.A3]*([$config.$B$4]) + [$config.$C$4]  * RAND()" office:value-type="float" office:value="66.1267557761682" calcext:value-type="float">
            <text:p>66,1267557761682</text:p>
          </table:table-cell>
          <table:table-cell table:formula="of:=AVERAGE([.B2:.B4])" office:value-type="float" office:value="68.9472263059648" calcext:value-type="float">
            <text:p>68,9472263059648</text:p>
          </table:table-cell>
        </table:table-row>
        <table:table-row table:style-name="ro1">
          <table:table-cell table:formula="of:=[.A3]+[$config.$B$1]" office:value-type="float" office:value="3" calcext:value-type="float">
            <text:p>3</text:p>
          </table:table-cell>
          <table:table-cell table:formula="of:=(SIN([$config.$B$2] * [.A4])+1+ RAND()) * ([$config.$C$2]+ RAND())  + ([$config.$C$2] + RAND()) +(SIN(([$config.$B$3] + RAND())* [.A4])+1+ RAND() * ([$config.$C$3] +  RAND()) + [$config.$C$3]) + [.A4]*([$config.$B$4]) + [$config.$C$4]  * RAND()" office:value-type="float" office:value="66.9547176462643" calcext:value-type="float">
            <text:p>66,9547176462643</text:p>
          </table:table-cell>
          <table:table-cell table:formula="of:=AVERAGE([.B2:.B7])" office:value-type="float" office:value="68.911639331351" calcext:value-type="float">
            <text:p>68,911639331351</text:p>
          </table:table-cell>
        </table:table-row>
        <table:table-row table:style-name="ro1">
          <table:table-cell table:formula="of:=[.A4]+[$config.$B$1]" office:value-type="float" office:value="4" calcext:value-type="float">
            <text:p>4</text:p>
          </table:table-cell>
          <table:table-cell table:formula="of:=(SIN([$config.$B$2] * [.A5])+1+ RAND()) * ([$config.$C$2]+ RAND())  + ([$config.$C$2] + RAND()) +(SIN(([$config.$B$3] + RAND())* [.A5])+1+ RAND() * ([$config.$C$3] +  RAND()) + [$config.$C$3]) + [.A5]*([$config.$B$4]) + [$config.$C$4]  * RAND()" office:value-type="float" office:value="75.1727070900271" calcext:value-type="float">
            <text:p>75,1727070900271</text:p>
          </table:table-cell>
          <table:table-cell table:formula="of:=AVERAGE([.B3:.B8])" office:value-type="float" office:value="65.8329156848131" calcext:value-type="float">
            <text:p>65,8329156848131</text:p>
          </table:table-cell>
        </table:table-row>
        <table:table-row table:style-name="ro1">
          <table:table-cell table:formula="of:=[.A5]+[$config.$B$1]" office:value-type="float" office:value="5" calcext:value-type="float">
            <text:p>5</text:p>
          </table:table-cell>
          <table:table-cell table:formula="of:=(SIN([$config.$B$2] * [.A6])+1+ RAND()) * ([$config.$C$2]+ RAND())  + ([$config.$C$2] + RAND()) +(SIN(([$config.$B$3] + RAND())* [.A6])+1+ RAND() * ([$config.$C$3] +  RAND()) + [$config.$C$3]) + [.A6]*([$config.$B$4]) + [$config.$C$4]  * RAND()" office:value-type="float" office:value="72.9722995642443" calcext:value-type="float">
            <text:p>72,9722995642443</text:p>
          </table:table-cell>
          <table:table-cell table:formula="of:=AVERAGE([.B4:.B9])" office:value-type="float" office:value="65.7268884471656" calcext:value-type="float">
            <text:p>65,7268884471656</text:p>
          </table:table-cell>
        </table:table-row>
        <table:table-row table:style-name="ro1">
          <table:table-cell table:formula="of:=[.A6]+[$config.$B$1]" office:value-type="float" office:value="6" calcext:value-type="float">
            <text:p>6</text:p>
          </table:table-cell>
          <table:table-cell table:formula="of:=(SIN([$config.$B$2] * [.A7])+1+ RAND()) * ([$config.$C$2]+ RAND())  + ([$config.$C$2] + RAND()) +(SIN(([$config.$B$3] + RAND())* [.A7])+1+ RAND() * ([$config.$C$3] +  RAND()) + [$config.$C$3]) + [.A7]*([$config.$B$4]) + [$config.$C$4]  * RAND()" office:value-type="float" office:value="58.4831504159399" calcext:value-type="float">
            <text:p>58,4831504159399</text:p>
          </table:table-cell>
          <table:table-cell table:formula="of:=AVERAGE([.B5:.B10])" office:value-type="float" office:value="66.3442884866055" calcext:value-type="float">
            <text:p>66,3442884866055</text:p>
          </table:table-cell>
        </table:table-row>
        <table:table-row table:style-name="ro1">
          <table:table-cell table:formula="of:=[.A7]+[$config.$B$1]" office:value-type="float" office:value="7" calcext:value-type="float">
            <text:p>7</text:p>
          </table:table-cell>
          <table:table-cell table:formula="of:=(SIN([$config.$B$2] * [.A8])+1+ RAND()) * ([$config.$C$2]+ RAND())  + ([$config.$C$2] + RAND()) +(SIN(([$config.$B$3] + RAND())* [.A8])+1+ RAND() * ([$config.$C$3] +  RAND()) + [$config.$C$3]) + [.A8]*([$config.$B$4]) + [$config.$C$4]  * RAND()" office:value-type="float" office:value="55.287863616235" calcext:value-type="float">
            <text:p>55,287863616235</text:p>
          </table:table-cell>
          <table:table-cell table:formula="of:=AVERAGE([.B6:.B11])" office:value-type="float" office:value="65.9349231795352" calcext:value-type="float">
            <text:p>65,9349231795352</text:p>
          </table:table-cell>
        </table:table-row>
        <table:table-row table:style-name="ro1">
          <table:table-cell table:formula="of:=[.A8]+[$config.$B$1]" office:value-type="float" office:value="8" calcext:value-type="float">
            <text:p>8</text:p>
          </table:table-cell>
          <table:table-cell table:formula="of:=(SIN([$config.$B$2] * [.A9])+1+ RAND()) * ([$config.$C$2]+ RAND())  + ([$config.$C$2] + RAND()) +(SIN(([$config.$B$3] + RAND())* [.A9])+1+ RAND() * ([$config.$C$3] +  RAND()) + [$config.$C$3]) + [.A9]*([$config.$B$4]) + [$config.$C$4]  * RAND()" office:value-type="float" office:value="65.4905923502828" calcext:value-type="float">
            <text:p>65,4905923502828</text:p>
          </table:table-cell>
          <table:table-cell table:formula="of:=AVERAGE([.B7:.B12])" office:value-type="float" office:value="68.7438731357546" calcext:value-type="float">
            <text:p>68,7438731357546</text:p>
          </table:table-cell>
        </table:table-row>
        <table:table-row table:style-name="ro1">
          <table:table-cell table:formula="of:=[.A9]+[$config.$B$1]" office:value-type="float" office:value="9" calcext:value-type="float">
            <text:p>9</text:p>
          </table:table-cell>
          <table:table-cell table:formula="of:=(SIN([$config.$B$2] * [.A10])+1+ RAND()) * ([$config.$C$2]+ RAND())  + ([$config.$C$2] + RAND()) +(SIN(([$config.$B$3] + RAND())* [.A10])+1+ RAND() * ([$config.$C$3] +  RAND()) + [$config.$C$3]) + [.A10]*([$config.$B$4]) + [$config.$C$4]  * RAND()" office:value-type="float" office:value="70.6591178829038" calcext:value-type="float">
            <text:p>70,6591178829038</text:p>
          </table:table-cell>
          <table:table-cell table:formula="of:=AVERAGE([.B8:.B13])" office:value-type="float" office:value="72.3684224824161" calcext:value-type="float">
            <text:p>72,3684224824161</text:p>
          </table:table-cell>
        </table:table-row>
        <table:table-row table:style-name="ro1">
          <table:table-cell table:formula="of:=[.A10]+[$config.$B$1]" office:value-type="float" office:value="10" calcext:value-type="float">
            <text:p>10</text:p>
          </table:table-cell>
          <table:table-cell table:formula="of:=(SIN([$config.$B$2] * [.A11])+1+ RAND()) * ([$config.$C$2]+ RAND())  + ([$config.$C$2] + RAND()) +(SIN(([$config.$B$3] + RAND())* [.A11])+1+ RAND() * ([$config.$C$3] +  RAND()) + [$config.$C$3]) + [.A11]*([$config.$B$4]) + [$config.$C$4]  * RAND()" office:value-type="float" office:value="72.7165152476053" calcext:value-type="float">
            <text:p>72,7165152476053</text:p>
          </table:table-cell>
          <table:table-cell table:formula="of:=AVERAGE([.B9:.B14])" office:value-type="float" office:value="73.9893488548552" calcext:value-type="float">
            <text:p>73,9893488548552</text:p>
          </table:table-cell>
        </table:table-row>
        <table:table-row table:style-name="ro1">
          <table:table-cell table:formula="of:=[.A11]+[$config.$B$1]" office:value-type="float" office:value="11" calcext:value-type="float">
            <text:p>11</text:p>
          </table:table-cell>
          <table:table-cell table:formula="of:=(SIN([$config.$B$2] * [.A12])+1+ RAND()) * ([$config.$C$2]+ RAND())  + ([$config.$C$2] + RAND()) +(SIN(([$config.$B$3] + RAND())* [.A12])+1+ RAND() * ([$config.$C$3] +  RAND()) + [$config.$C$3]) + [.A12]*([$config.$B$4]) + [$config.$C$4]  * RAND()" office:value-type="float" office:value="89.8259993015609" calcext:value-type="float">
            <text:p>89,8259993015609</text:p>
          </table:table-cell>
          <table:table-cell table:formula="of:=AVERAGE([.B10:.B15])" office:value-type="float" office:value="73.2269030093025" calcext:value-type="float">
            <text:p>73,2269030093025</text:p>
          </table:table-cell>
        </table:table-row>
        <table:table-row table:style-name="ro1">
          <table:table-cell table:formula="of:=[.A12]+[$config.$B$1]" office:value-type="float" office:value="12" calcext:value-type="float">
            <text:p>12</text:p>
          </table:table-cell>
          <table:table-cell table:formula="of:=(SIN([$config.$B$2] * [.A13])+1+ RAND()) * ([$config.$C$2]+ RAND())  + ([$config.$C$2] + RAND()) +(SIN(([$config.$B$3] + RAND())* [.A13])+1+ RAND() * ([$config.$C$3] +  RAND()) + [$config.$C$3]) + [.A13]*([$config.$B$4]) + [$config.$C$4]  * RAND()" office:value-type="float" office:value="80.2304464959085" calcext:value-type="float">
            <text:p>80,2304464959085</text:p>
          </table:table-cell>
          <table:table-cell table:formula="of:=AVERAGE([.B11:.B16])" office:value-type="float" office:value="73.0459587050127" calcext:value-type="float">
            <text:p>73,0459587050127</text:p>
          </table:table-cell>
        </table:table-row>
        <table:table-row table:style-name="ro1">
          <table:table-cell table:formula="of:=[.A13]+[$config.$B$1]" office:value-type="float" office:value="13" calcext:value-type="float">
            <text:p>13</text:p>
          </table:table-cell>
          <table:table-cell table:formula="of:=(SIN([$config.$B$2] * [.A14])+1+ RAND()) * ([$config.$C$2]+ RAND())  + ([$config.$C$2] + RAND()) +(SIN(([$config.$B$3] + RAND())* [.A14])+1+ RAND() * ([$config.$C$3] +  RAND()) + [$config.$C$3]) + [.A14]*([$config.$B$4]) + [$config.$C$4]  * RAND()" office:value-type="float" office:value="65.0134218508699" calcext:value-type="float">
            <text:p>65,0134218508699</text:p>
          </table:table-cell>
          <table:table-cell table:formula="of:=AVERAGE([.B12:.B17])" office:value-type="float" office:value="71.2020109246015" calcext:value-type="float">
            <text:p>71,2020109246015</text:p>
          </table:table-cell>
        </table:table-row>
        <table:table-row table:style-name="ro1">
          <table:table-cell table:formula="of:=[.A14]+[$config.$B$1]" office:value-type="float" office:value="14" calcext:value-type="float">
            <text:p>14</text:p>
          </table:table-cell>
          <table:table-cell table:formula="of:=(SIN([$config.$B$2] * [.A15])+1+ RAND()) * ([$config.$C$2]+ RAND())  + ([$config.$C$2] + RAND()) +(SIN(([$config.$B$3] + RAND())* [.A15])+1+ RAND() * ([$config.$C$3] +  RAND()) + [$config.$C$3]) + [.A15]*([$config.$B$4]) + [$config.$C$4]  * RAND()" office:value-type="float" office:value="60.9159172769668" calcext:value-type="float">
            <text:p>60,9159172769668</text:p>
          </table:table-cell>
          <table:table-cell table:formula="of:=AVERAGE([.B13:.B18])" office:value-type="float" office:value="67.6903325032875" calcext:value-type="float">
            <text:p>67,6903325032875</text:p>
          </table:table-cell>
        </table:table-row>
        <table:table-row table:style-name="ro1">
          <table:table-cell table:formula="of:=[.A15]+[$config.$B$1]" office:value-type="float" office:value="15" calcext:value-type="float">
            <text:p>15</text:p>
          </table:table-cell>
          <table:table-cell table:formula="of:=(SIN([$config.$B$2] * [.A16])+1+ RAND()) * ([$config.$C$2]+ RAND())  + ([$config.$C$2] + RAND()) +(SIN(([$config.$B$3] + RAND())* [.A16])+1+ RAND() * ([$config.$C$3] +  RAND()) + [$config.$C$3]) + [.A16]*([$config.$B$4]) + [$config.$C$4]  * RAND()" office:value-type="float" office:value="69.5734520571651" calcext:value-type="float">
            <text:p>69,5734520571651</text:p>
          </table:table-cell>
          <table:table-cell table:formula="of:=AVERAGE([.B14:.B19])" office:value-type="float" office:value="65.7012531193916" calcext:value-type="float">
            <text:p>65,7012531193916</text:p>
          </table:table-cell>
        </table:table-row>
        <table:table-row table:style-name="ro1">
          <table:table-cell table:formula="of:=[.A16]+[$config.$B$1]" office:value-type="float" office:value="16" calcext:value-type="float">
            <text:p>16</text:p>
          </table:table-cell>
          <table:table-cell table:formula="of:=(SIN([$config.$B$2] * [.A17])+1+ RAND()) * ([$config.$C$2]+ RAND())  + ([$config.$C$2] + RAND()) +(SIN(([$config.$B$3] + RAND())* [.A17])+1+ RAND() * ([$config.$C$3] +  RAND()) + [$config.$C$3]) + [.A17]*([$config.$B$4]) + [$config.$C$4]  * RAND()" office:value-type="float" office:value="61.652828565138" calcext:value-type="float">
            <text:p>61,652828565138</text:p>
          </table:table-cell>
          <table:table-cell table:formula="of:=AVERAGE([.B15:.B20])" office:value-type="float" office:value="70.0254391680733" calcext:value-type="float">
            <text:p>70,0254391680733</text:p>
          </table:table-cell>
        </table:table-row>
        <table:table-row table:style-name="ro1">
          <table:table-cell table:formula="of:=[.A17]+[$config.$B$1]" office:value-type="float" office:value="17" calcext:value-type="float">
            <text:p>17</text:p>
          </table:table-cell>
          <table:table-cell table:formula="of:=(SIN([$config.$B$2] * [.A18])+1+ RAND()) * ([$config.$C$2]+ RAND())  + ([$config.$C$2] + RAND()) +(SIN(([$config.$B$3] + RAND())* [.A18])+1+ RAND() * ([$config.$C$3] +  RAND()) + [$config.$C$3]) + [.A18]*([$config.$B$4]) + [$config.$C$4]  * RAND()" office:value-type="float" office:value="68.7559287736766" calcext:value-type="float">
            <text:p>68,7559287736766</text:p>
          </table:table-cell>
          <table:table-cell table:formula="of:=AVERAGE([.B16:.B21])" office:value-type="float" office:value="76.4836673511386" calcext:value-type="float">
            <text:p>76,4836673511386</text:p>
          </table:table-cell>
        </table:table-row>
        <table:table-row table:style-name="ro1">
          <table:table-cell table:formula="of:=[.A18]+[$config.$B$1]" office:value-type="float" office:value="18" calcext:value-type="float">
            <text:p>18</text:p>
          </table:table-cell>
          <table:table-cell table:formula="of:=(SIN([$config.$B$2] * [.A19])+1+ RAND()) * ([$config.$C$2]+ RAND())  + ([$config.$C$2] + RAND()) +(SIN(([$config.$B$3] + RAND())* [.A19])+1+ RAND() * ([$config.$C$3] +  RAND()) + [$config.$C$3]) + [.A19]*([$config.$B$4]) + [$config.$C$4]  * RAND()" office:value-type="float" office:value="68.2959701925333" calcext:value-type="float">
            <text:p>68,2959701925333</text:p>
          </table:table-cell>
          <table:table-cell table:formula="of:=AVERAGE([.B17:.B22])" office:value-type="float" office:value="80.1702074006571" calcext:value-type="float">
            <text:p>80,1702074006571</text:p>
          </table:table-cell>
        </table:table-row>
        <table:table-row table:style-name="ro1">
          <table:table-cell table:formula="of:=[.A19]+[$config.$B$1]" office:value-type="float" office:value="19" calcext:value-type="float">
            <text:p>19</text:p>
          </table:table-cell>
          <table:table-cell table:formula="of:=(SIN([$config.$B$2] * [.A20])+1+ RAND()) * ([$config.$C$2]+ RAND())  + ([$config.$C$2] + RAND()) +(SIN(([$config.$B$3] + RAND())* [.A20])+1+ RAND() * ([$config.$C$3] +  RAND()) + [$config.$C$3]) + [.A20]*([$config.$B$4]) + [$config.$C$4]  * RAND()" office:value-type="float" office:value="90.95853814296" calcext:value-type="float">
            <text:p>90,95853814296</text:p>
          </table:table-cell>
          <table:table-cell table:formula="of:=AVERAGE([.B18:.B23])" office:value-type="float" office:value="85.7346485047931" calcext:value-type="float">
            <text:p>85,7346485047931</text:p>
          </table:table-cell>
        </table:table-row>
        <table:table-row table:style-name="ro1">
          <table:table-cell table:formula="of:=[.A20]+[$config.$B$1]" office:value-type="float" office:value="20" calcext:value-type="float">
            <text:p>20</text:p>
          </table:table-cell>
          <table:table-cell table:formula="of:=(SIN([$config.$B$2] * [.A21])+1+ RAND()) * ([$config.$C$2]+ RAND())  + ([$config.$C$2] + RAND()) +(SIN(([$config.$B$3] + RAND())* [.A21])+1+ RAND() * ([$config.$C$3] +  RAND()) + [$config.$C$3]) + [.A21]*([$config.$B$4]) + [$config.$C$4]  * RAND()" office:value-type="float" office:value="99.6652863753583" calcext:value-type="float">
            <text:p>99,6652863753583</text:p>
          </table:table-cell>
          <table:table-cell table:formula="of:=AVERAGE([.B19:.B24])" office:value-type="float" office:value="85.2351957195852" calcext:value-type="float">
            <text:p>85,2351957195852</text:p>
          </table:table-cell>
        </table:table-row>
        <table:table-row table:style-name="ro1">
          <table:table-cell table:formula="of:=[.A21]+[$config.$B$1]" office:value-type="float" office:value="21" calcext:value-type="float">
            <text:p>21</text:p>
          </table:table-cell>
          <table:table-cell table:formula="of:=(SIN([$config.$B$2] * [.A22])+1+ RAND()) * ([$config.$C$2]+ RAND())  + ([$config.$C$2] + RAND()) +(SIN(([$config.$B$3] + RAND())* [.A22])+1+ RAND() * ([$config.$C$3] +  RAND()) + [$config.$C$3]) + [.A22]*([$config.$B$4]) + [$config.$C$4]  * RAND()" office:value-type="float" office:value="91.6926923542767" calcext:value-type="float">
            <text:p>91,6926923542767</text:p>
          </table:table-cell>
          <table:table-cell table:formula="of:=AVERAGE([.B20:.B25])" office:value-type="float" office:value="85.7466899227817" calcext:value-type="float">
            <text:p>85,7466899227817</text:p>
          </table:table-cell>
        </table:table-row>
        <table:table-row table:style-name="ro1">
          <table:table-cell table:formula="of:=[.A22]+[$config.$B$1]" office:value-type="float" office:value="22" calcext:value-type="float">
            <text:p>22</text:p>
          </table:table-cell>
          <table:table-cell table:formula="of:=(SIN([$config.$B$2] * [.A23])+1+ RAND()) * ([$config.$C$2]+ RAND())  + ([$config.$C$2] + RAND()) +(SIN(([$config.$B$3] + RAND())* [.A23])+1+ RAND() * ([$config.$C$3] +  RAND()) + [$config.$C$3]) + [.A23]*([$config.$B$4]) + [$config.$C$4]  * RAND()" office:value-type="float" office:value="95.0394751899535" calcext:value-type="float">
            <text:p>95,0394751899535</text:p>
          </table:table-cell>
          <table:table-cell table:formula="of:=AVERAGE([.B21:.B26])" office:value-type="float" office:value="83.1862760569193" calcext:value-type="float">
            <text:p>83,1862760569193</text:p>
          </table:table-cell>
        </table:table-row>
        <table:table-row table:style-name="ro1">
          <table:table-cell table:formula="of:=[.A23]+[$config.$B$1]" office:value-type="float" office:value="23" calcext:value-type="float">
            <text:p>23</text:p>
          </table:table-cell>
          <table:table-cell table:formula="of:=(SIN([$config.$B$2] * [.A24])+1+ RAND()) * ([$config.$C$2]+ RAND())  + ([$config.$C$2] + RAND()) +(SIN(([$config.$B$3] + RAND())* [.A24])+1+ RAND() * ([$config.$C$3] +  RAND()) + [$config.$C$3]) + [.A24]*([$config.$B$4]) + [$config.$C$4]  * RAND()" office:value-type="float" office:value="65.7592120624296" calcext:value-type="float">
            <text:p>65,7592120624296</text:p>
          </table:table-cell>
          <table:table-cell table:formula="of:=AVERAGE([.B22:.B27])" office:value-type="float" office:value="80.8582648115504" calcext:value-type="float">
            <text:p>80,8582648115504</text:p>
          </table:table-cell>
        </table:table-row>
        <table:table-row table:style-name="ro1">
          <table:table-cell table:formula="of:=[.A24]+[$config.$B$1]" office:value-type="float" office:value="24" calcext:value-type="float">
            <text:p>24</text:p>
          </table:table-cell>
          <table:table-cell table:formula="of:=(SIN([$config.$B$2] * [.A25])+1+ RAND()) * ([$config.$C$2]+ RAND())  + ([$config.$C$2] + RAND()) +(SIN(([$config.$B$3] + RAND())* [.A25])+1+ RAND() * ([$config.$C$3] +  RAND()) + [$config.$C$3]) + [.A25]*([$config.$B$4]) + [$config.$C$4]  * RAND()" office:value-type="float" office:value="71.3649354117123" calcext:value-type="float">
            <text:p>71,3649354117123</text:p>
          </table:table-cell>
          <table:table-cell table:formula="of:=AVERAGE([.B23:.B28])" office:value-type="float" office:value="79.293202068585" calcext:value-type="float">
            <text:p>79,293202068585</text:p>
          </table:table-cell>
        </table:table-row>
        <table:table-row table:style-name="ro1">
          <table:table-cell table:formula="of:=[.A25]+[$config.$B$1]" office:value-type="float" office:value="25" calcext:value-type="float">
            <text:p>25</text:p>
          </table:table-cell>
          <table:table-cell table:formula="of:=(SIN([$config.$B$2] * [.A26])+1+ RAND()) * ([$config.$C$2]+ RAND())  + ([$config.$C$2] + RAND()) +(SIN(([$config.$B$3] + RAND())* [.A26])+1+ RAND() * ([$config.$C$3] +  RAND()) + [$config.$C$3]) + [.A26]*([$config.$B$4]) + [$config.$C$4]  * RAND()" office:value-type="float" office:value="75.5960549477853" calcext:value-type="float">
            <text:p>75,5960549477853</text:p>
          </table:table-cell>
          <table:table-cell table:formula="of:=AVERAGE([.B24:.B29])" office:value-type="float" office:value="78.5193826363236" calcext:value-type="float">
            <text:p>78,5193826363236</text:p>
          </table:table-cell>
        </table:table-row>
        <table:table-row table:style-name="ro1">
          <table:table-cell table:formula="of:=[.A26]+[$config.$B$1]" office:value-type="float" office:value="26" calcext:value-type="float">
            <text:p>26</text:p>
          </table:table-cell>
          <table:table-cell table:formula="of:=(SIN([$config.$B$2] * [.A27])+1+ RAND()) * ([$config.$C$2]+ RAND())  + ([$config.$C$2] + RAND()) +(SIN(([$config.$B$3] + RAND())* [.A27])+1+ RAND() * ([$config.$C$3] +  RAND()) + [$config.$C$3]) + [.A27]*([$config.$B$4]) + [$config.$C$4]  * RAND()" office:value-type="float" office:value="85.6972189031448" calcext:value-type="float">
            <text:p>85,6972189031448</text:p>
          </table:table-cell>
          <table:table-cell table:formula="of:=AVERAGE([.B25:.B30])" office:value-type="float" office:value="83.4256454497548" calcext:value-type="float">
            <text:p>83,4256454497548</text:p>
          </table:table-cell>
        </table:table-row>
        <table:table-row table:style-name="ro1">
          <table:table-cell table:formula="of:=[.A27]+[$config.$B$1]" office:value-type="float" office:value="27" calcext:value-type="float">
            <text:p>27</text:p>
          </table:table-cell>
          <table:table-cell table:formula="of:=(SIN([$config.$B$2] * [.A28])+1+ RAND()) * ([$config.$C$2]+ RAND())  + ([$config.$C$2] + RAND()) +(SIN(([$config.$B$3] + RAND())* [.A28])+1+ RAND() * ([$config.$C$3] +  RAND()) + [$config.$C$3]) + [.A28]*([$config.$B$4]) + [$config.$C$4]  * RAND()" office:value-type="float" office:value="82.3023158964848" calcext:value-type="float">
            <text:p>82,3023158964848</text:p>
          </table:table-cell>
          <table:table-cell table:formula="of:=AVERAGE([.B26:.B31])" office:value-type="float" office:value="88.0776175618834" calcext:value-type="float">
            <text:p>88,0776175618834</text:p>
          </table:table-cell>
        </table:table-row>
        <table:table-row table:style-name="ro1">
          <table:table-cell table:formula="of:=[.A28]+[$config.$B$1]" office:value-type="float" office:value="28" calcext:value-type="float">
            <text:p>28</text:p>
          </table:table-cell>
          <table:table-cell table:formula="of:=(SIN([$config.$B$2] * [.A29])+1+ RAND()) * ([$config.$C$2]+ RAND())  + ([$config.$C$2] + RAND()) +(SIN(([$config.$B$3] + RAND())* [.A29])+1+ RAND() * ([$config.$C$3] +  RAND()) + [$config.$C$3]) + [.A29]*([$config.$B$4]) + [$config.$C$4]  * RAND()" office:value-type="float" office:value="90.3965585963845" calcext:value-type="float">
            <text:p>90,3965585963845</text:p>
          </table:table-cell>
          <table:table-cell table:formula="of:=AVERAGE([.B27:.B32])" office:value-type="float" office:value="89.0964960983825" calcext:value-type="float">
            <text:p>89,0964960983825</text:p>
          </table:table-cell>
        </table:table-row>
        <table:table-row table:style-name="ro1">
          <table:table-cell table:formula="of:=[.A29]+[$config.$B$1]" office:value-type="float" office:value="29" calcext:value-type="float">
            <text:p>29</text:p>
          </table:table-cell>
          <table:table-cell table:formula="of:=(SIN([$config.$B$2] * [.A30])+1+ RAND()) * ([$config.$C$2]+ RAND())  + ([$config.$C$2] + RAND()) +(SIN(([$config.$B$3] + RAND())* [.A30])+1+ RAND() * ([$config.$C$3] +  RAND()) + [$config.$C$3]) + [.A30]*([$config.$B$4]) + [$config.$C$4]  * RAND()" office:value-type="float" office:value="95.1967889430174" calcext:value-type="float">
            <text:p>95,1967889430174</text:p>
          </table:table-cell>
          <table:table-cell table:formula="of:=AVERAGE([.B28:.B33])" office:value-type="float" office:value="89.4622409904612" calcext:value-type="float">
            <text:p>89,4622409904612</text:p>
          </table:table-cell>
        </table:table-row>
        <table:table-row table:style-name="ro1">
          <table:table-cell table:formula="of:=[.A30]+[$config.$B$1]" office:value-type="float" office:value="30" calcext:value-type="float">
            <text:p>30</text:p>
          </table:table-cell>
          <table:table-cell table:formula="of:=(SIN([$config.$B$2] * [.A31])+1+ RAND()) * ([$config.$C$2]+ RAND())  + ([$config.$C$2] + RAND()) +(SIN(([$config.$B$3] + RAND())* [.A31])+1+ RAND() * ([$config.$C$3] +  RAND()) + [$config.$C$3]) + [.A31]*([$config.$B$4]) + [$config.$C$4]  * RAND()" office:value-type="float" office:value="99.2767680844834" calcext:value-type="float">
            <text:p>99,2767680844834</text:p>
          </table:table-cell>
          <table:table-cell table:formula="of:=AVERAGE([.B29:.B34])" office:value-type="float" office:value="89.8914703096572" calcext:value-type="float">
            <text:p>89,8914703096572</text:p>
          </table:table-cell>
        </table:table-row>
        <table:table-row table:style-name="ro1">
          <table:table-cell table:formula="of:=[.A31]+[$config.$B$1]" office:value-type="float" office:value="31" calcext:value-type="float">
            <text:p>31</text:p>
          </table:table-cell>
          <table:table-cell table:formula="of:=(SIN([$config.$B$2] * [.A32])+1+ RAND()) * ([$config.$C$2]+ RAND())  + ([$config.$C$2] + RAND()) +(SIN(([$config.$B$3] + RAND())* [.A32])+1+ RAND() * ([$config.$C$3] +  RAND()) + [$config.$C$3]) + [.A32]*([$config.$B$4]) + [$config.$C$4]  * RAND()" office:value-type="float" office:value="81.7093261667801" calcext:value-type="float">
            <text:p>81,7093261667801</text:p>
          </table:table-cell>
          <table:table-cell table:formula="of:=AVERAGE([.B30:.B35])" office:value-type="float" office:value="86.8966357986105" calcext:value-type="float">
            <text:p>86,8966357986105</text:p>
          </table:table-cell>
        </table:table-row>
        <table:table-row table:style-name="ro1">
          <table:table-cell table:formula="of:=[.A32]+[$config.$B$1]" office:value-type="float" office:value="32" calcext:value-type="float">
            <text:p>32</text:p>
          </table:table-cell>
          <table:table-cell table:formula="of:=(SIN([$config.$B$2] * [.A33])+1+ RAND()) * ([$config.$C$2]+ RAND())  + ([$config.$C$2] + RAND()) +(SIN(([$config.$B$3] + RAND())* [.A33])+1+ RAND() * ([$config.$C$3] +  RAND()) + [$config.$C$3]) + [.A33]*([$config.$B$4]) + [$config.$C$4]  * RAND()" office:value-type="float" office:value="87.891688255617" calcext:value-type="float">
            <text:p>87,891688255617</text:p>
          </table:table-cell>
          <table:table-cell table:formula="of:=AVERAGE([.B31:.B36])" office:value-type="float" office:value="83.988881270062" calcext:value-type="float">
            <text:p>83,988881270062</text:p>
          </table:table-cell>
        </table:table-row>
        <table:table-row table:style-name="ro1">
          <table:table-cell table:formula="of:=[.A33]+[$config.$B$1]" office:value-type="float" office:value="33" calcext:value-type="float">
            <text:p>33</text:p>
          </table:table-cell>
          <table:table-cell table:formula="of:=(SIN([$config.$B$2] * [.A34])+1+ RAND()) * ([$config.$C$2]+ RAND())  + ([$config.$C$2] + RAND()) +(SIN(([$config.$B$3] + RAND())* [.A34])+1+ RAND() * ([$config.$C$3] +  RAND()) + [$config.$C$3]) + [.A34]*([$config.$B$4]) + [$config.$C$4]  * RAND()" office:value-type="float" office:value="84.8776918116606" calcext:value-type="float">
            <text:p>84,8776918116606</text:p>
          </table:table-cell>
          <table:table-cell table:formula="of:=AVERAGE([.B32:.B37])" office:value-type="float" office:value="82.4056195244978" calcext:value-type="float">
            <text:p>82,4056195244978</text:p>
          </table:table-cell>
        </table:table-row>
        <table:table-row table:style-name="ro1">
          <table:table-cell table:formula="of:=[.A34]+[$config.$B$1]" office:value-type="float" office:value="34" calcext:value-type="float">
            <text:p>34</text:p>
          </table:table-cell>
          <table:table-cell table:formula="of:=(SIN([$config.$B$2] * [.A35])+1+ RAND()) * ([$config.$C$2]+ RAND())  + ([$config.$C$2] + RAND()) +(SIN(([$config.$B$3] + RAND())* [.A35])+1+ RAND() * ([$config.$C$3] +  RAND()) + [$config.$C$3]) + [.A35]*([$config.$B$4]) + [$config.$C$4]  * RAND()" office:value-type="float" office:value="72.4275515301044" calcext:value-type="float">
            <text:p>72,4275515301044</text:p>
          </table:table-cell>
          <table:table-cell table:formula="of:=AVERAGE([.B33:.B38])" office:value-type="float" office:value="84.159466393633" calcext:value-type="float">
            <text:p>84,159466393633</text:p>
          </table:table-cell>
        </table:table-row>
        <table:table-row table:style-name="ro1">
          <table:table-cell table:formula="of:=[.A35]+[$config.$B$1]" office:value-type="float" office:value="35" calcext:value-type="float">
            <text:p>35</text:p>
          </table:table-cell>
          <table:table-cell table:formula="of:=(SIN([$config.$B$2] * [.A36])+1+ RAND()) * ([$config.$C$2]+ RAND())  + ([$config.$C$2] + RAND()) +(SIN(([$config.$B$3] + RAND())* [.A36])+1+ RAND() * ([$config.$C$3] +  RAND()) + [$config.$C$3]) + [.A36]*([$config.$B$4]) + [$config.$C$4]  * RAND()" office:value-type="float" office:value="77.7502617717266" calcext:value-type="float">
            <text:p>77,7502617717266</text:p>
          </table:table-cell>
          <table:table-cell table:formula="of:=AVERAGE([.B34:.B39])" office:value-type="float" office:value="85.3298722726693" calcext:value-type="float">
            <text:p>85,3298722726693</text:p>
          </table:table-cell>
        </table:table-row>
        <table:table-row table:style-name="ro1">
          <table:table-cell table:formula="of:=[.A36]+[$config.$B$1]" office:value-type="float" office:value="36" calcext:value-type="float">
            <text:p>36</text:p>
          </table:table-cell>
          <table:table-cell table:formula="of:=(SIN([$config.$B$2] * [.A37])+1+ RAND()) * ([$config.$C$2]+ RAND())  + ([$config.$C$2] + RAND()) +(SIN(([$config.$B$3] + RAND())* [.A37])+1+ RAND() * ([$config.$C$3] +  RAND()) + [$config.$C$3]) + [.A37]*([$config.$B$4]) + [$config.$C$4]  * RAND()" office:value-type="float" office:value="89.7771976110984" calcext:value-type="float">
            <text:p>89,7771976110984</text:p>
          </table:table-cell>
          <table:table-cell table:formula="of:=AVERAGE([.B35:.B40])" office:value-type="float" office:value="88.2135912651779" calcext:value-type="float">
            <text:p>88,2135912651779</text:p>
          </table:table-cell>
        </table:table-row>
        <table:table-row table:style-name="ro1">
          <table:table-cell table:formula="of:=[.A37]+[$config.$B$1]" office:value-type="float" office:value="37" calcext:value-type="float">
            <text:p>37</text:p>
          </table:table-cell>
          <table:table-cell table:formula="of:=(SIN([$config.$B$2] * [.A38])+1+ RAND()) * ([$config.$C$2]+ RAND())  + ([$config.$C$2] + RAND()) +(SIN(([$config.$B$3] + RAND())* [.A38])+1+ RAND() * ([$config.$C$3] +  RAND()) + [$config.$C$3]) + [.A38]*([$config.$B$4]) + [$config.$C$4]  * RAND()" office:value-type="float" office:value="92.2324073815908" calcext:value-type="float">
            <text:p>92,2324073815908</text:p>
          </table:table-cell>
          <table:table-cell table:formula="of:=AVERAGE([.B36:.B41])" office:value-type="float" office:value="91.3903078124817" calcext:value-type="float">
            <text:p>91,3903078124817</text:p>
          </table:table-cell>
        </table:table-row>
        <table:table-row table:style-name="ro1">
          <table:table-cell table:formula="of:=[.A38]+[$config.$B$1]" office:value-type="float" office:value="38" calcext:value-type="float">
            <text:p>38</text:p>
          </table:table-cell>
          <table:table-cell table:formula="of:=(SIN([$config.$B$2] * [.A39])+1+ RAND()) * ([$config.$C$2]+ RAND())  + ([$config.$C$2] + RAND()) +(SIN(([$config.$B$3] + RAND())* [.A39])+1+ RAND() * ([$config.$C$3] +  RAND()) + [$config.$C$3]) + [.A39]*([$config.$B$4]) + [$config.$C$4]  * RAND()" office:value-type="float" office:value="94.9141235298351" calcext:value-type="float">
            <text:p>94,9141235298351</text:p>
          </table:table-cell>
          <table:table-cell table:formula="of:=AVERAGE([.B37:.B42])" office:value-type="float" office:value="96.7219425928581" calcext:value-type="float">
            <text:p>96,7219425928581</text:p>
          </table:table-cell>
        </table:table-row>
        <table:table-row table:style-name="ro1">
          <table:table-cell table:formula="of:=[.A39]+[$config.$B$1]" office:value-type="float" office:value="39" calcext:value-type="float">
            <text:p>39</text:p>
          </table:table-cell>
          <table:table-cell table:formula="of:=(SIN([$config.$B$2] * [.A40])+1+ RAND()) * ([$config.$C$2]+ RAND())  + ([$config.$C$2] + RAND()) +(SIN(([$config.$B$3] + RAND())* [.A40])+1+ RAND() * ([$config.$C$3] +  RAND()) + [$config.$C$3]) + [.A40]*([$config.$B$4]) + [$config.$C$4]  * RAND()" office:value-type="float" office:value="102.180005766712" calcext:value-type="float">
            <text:p>102,180005766712</text:p>
          </table:table-cell>
          <table:table-cell table:formula="of:=AVERAGE([.B38:.B43])" office:value-type="float" office:value="95.9330827513579" calcext:value-type="float">
            <text:p>95,9330827513579</text:p>
          </table:table-cell>
        </table:table-row>
        <table:table-row table:style-name="ro1">
          <table:table-cell table:formula="of:=[.A40]+[$config.$B$1]" office:value-type="float" office:value="40" calcext:value-type="float">
            <text:p>40</text:p>
          </table:table-cell>
          <table:table-cell table:formula="of:=(SIN([$config.$B$2] * [.A41])+1+ RAND()) * ([$config.$C$2]+ RAND())  + ([$config.$C$2] + RAND()) +(SIN(([$config.$B$3] + RAND())* [.A41])+1+ RAND() * ([$config.$C$3] +  RAND()) + [$config.$C$3]) + [.A41]*([$config.$B$4]) + [$config.$C$4]  * RAND()" office:value-type="float" office:value="91.4878508139269" calcext:value-type="float">
            <text:p>91,4878508139269</text:p>
          </table:table-cell>
          <table:table-cell table:formula="of:=AVERAGE([.B39:.B44])" office:value-type="float" office:value="96.5101728120673" calcext:value-type="float">
            <text:p>96,5101728120673</text:p>
          </table:table-cell>
        </table:table-row>
        <table:table-row table:style-name="ro1">
          <table:table-cell table:formula="of:=[.A41]+[$config.$B$1]" office:value-type="float" office:value="41" calcext:value-type="float">
            <text:p>41</text:p>
          </table:table-cell>
          <table:table-cell table:formula="of:=(SIN([$config.$B$2] * [.A42])+1+ RAND()) * ([$config.$C$2]+ RAND())  + ([$config.$C$2] + RAND()) +(SIN(([$config.$B$3] + RAND())* [.A42])+1+ RAND() * ([$config.$C$3] +  RAND()) + [$config.$C$3]) + [.A42]*([$config.$B$4]) + [$config.$C$4]  * RAND()" office:value-type="float" office:value="109.740070453985" calcext:value-type="float">
            <text:p>109,740070453985</text:p>
          </table:table-cell>
          <table:table-cell table:formula="of:=AVERAGE([.B40:.B45])" office:value-type="float" office:value="98.228114538043" calcext:value-type="float">
            <text:p>98,228114538043</text:p>
          </table:table-cell>
        </table:table-row>
        <table:table-row table:style-name="ro1">
          <table:table-cell table:formula="of:=[.A42]+[$config.$B$1]" office:value-type="float" office:value="42" calcext:value-type="float">
            <text:p>42</text:p>
          </table:table-cell>
          <table:table-cell table:formula="of:=(SIN([$config.$B$2] * [.A43])+1+ RAND()) * ([$config.$C$2]+ RAND())  + ([$config.$C$2] + RAND()) +(SIN(([$config.$B$3] + RAND())* [.A43])+1+ RAND() * ([$config.$C$3] +  RAND()) + [$config.$C$3]) + [.A43]*([$config.$B$4]) + [$config.$C$4]  * RAND()" office:value-type="float" office:value="85.0440385620976" calcext:value-type="float">
            <text:p>85,0440385620976</text:p>
          </table:table-cell>
          <table:table-cell table:formula="of:=AVERAGE([.B41:.B46])" office:value-type="float" office:value="99.6450251282477" calcext:value-type="float">
            <text:p>99,6450251282477</text:p>
          </table:table-cell>
        </table:table-row>
        <table:table-row table:style-name="ro1">
          <table:table-cell table:formula="of:=[.A43]+[$config.$B$1]" office:value-type="float" office:value="43" calcext:value-type="float">
            <text:p>43</text:p>
          </table:table-cell>
          <table:table-cell table:formula="of:=(SIN([$config.$B$2] * [.A44])+1+ RAND()) * ([$config.$C$2]+ RAND())  + ([$config.$C$2] + RAND()) +(SIN(([$config.$B$3] + RAND())* [.A44])+1+ RAND() * ([$config.$C$3] +  RAND()) + [$config.$C$3]) + [.A44]*([$config.$B$4]) + [$config.$C$4]  * RAND()" office:value-type="float" office:value="95.6949477458472" calcext:value-type="float">
            <text:p>95,6949477458472</text:p>
          </table:table-cell>
          <table:table-cell table:formula="of:=AVERAGE([.B42:.B47])" office:value-type="float" office:value="104.185949603941" calcext:value-type="float">
            <text:p>104,185949603941</text:p>
          </table:table-cell>
        </table:table-row>
        <table:table-row table:style-name="ro1">
          <table:table-cell table:formula="of:=[.A44]+[$config.$B$1]" office:value-type="float" office:value="44" calcext:value-type="float">
            <text:p>44</text:p>
          </table:table-cell>
          <table:table-cell table:formula="of:=(SIN([$config.$B$2] * [.A45])+1+ RAND()) * ([$config.$C$2]+ RAND())  + ([$config.$C$2] + RAND()) +(SIN(([$config.$B$3] + RAND())* [.A45])+1+ RAND() * ([$config.$C$3] +  RAND()) + [$config.$C$3]) + [.A45]*([$config.$B$4]) + [$config.$C$4]  * RAND()" office:value-type="float" office:value="105.221773885689" calcext:value-type="float">
            <text:p>105,221773885689</text:p>
          </table:table-cell>
          <table:table-cell table:formula="of:=AVERAGE([.B43:.B48])" office:value-type="float" office:value="105.388274038088" calcext:value-type="float">
            <text:p>105,388274038088</text:p>
          </table:table-cell>
        </table:table-row>
        <table:table-row table:style-name="ro1">
          <table:table-cell table:formula="of:=[.A45]+[$config.$B$1]" office:value-type="float" office:value="45" calcext:value-type="float">
            <text:p>45</text:p>
          </table:table-cell>
          <table:table-cell table:formula="of:=(SIN([$config.$B$2] * [.A46])+1+ RAND()) * ([$config.$C$2]+ RAND())  + ([$config.$C$2] + RAND()) +(SIN(([$config.$B$3] + RAND())* [.A46])+1+ RAND() * ([$config.$C$3] +  RAND()) + [$config.$C$3]) + [.A46]*([$config.$B$4]) + [$config.$C$4]  * RAND()" office:value-type="float" office:value="110.681469307941" calcext:value-type="float">
            <text:p>110,681469307941</text:p>
          </table:table-cell>
          <table:table-cell table:formula="of:=AVERAGE([.B44:.B49])" office:value-type="float" office:value="108.901635405389" calcext:value-type="float">
            <text:p>108,901635405389</text:p>
          </table:table-cell>
        </table:table-row>
        <table:table-row table:style-name="ro1">
          <table:table-cell table:formula="of:=[.A46]+[$config.$B$1]" office:value-type="float" office:value="46" calcext:value-type="float">
            <text:p>46</text:p>
          </table:table-cell>
          <table:table-cell table:formula="of:=(SIN([$config.$B$2] * [.A47])+1+ RAND()) * ([$config.$C$2]+ RAND())  + ([$config.$C$2] + RAND()) +(SIN(([$config.$B$3] + RAND())* [.A47])+1+ RAND() * ([$config.$C$3] +  RAND()) + [$config.$C$3]) + [.A47]*([$config.$B$4]) + [$config.$C$4]  * RAND()" office:value-type="float" office:value="118.733397668087" calcext:value-type="float">
            <text:p>118,733397668087</text:p>
          </table:table-cell>
          <table:table-cell table:formula="of:=AVERAGE([.B45:.B50])" office:value-type="float" office:value="111.134622759425" calcext:value-type="float">
            <text:p>111,134622759425</text:p>
          </table:table-cell>
        </table:table-row>
        <table:table-row table:style-name="ro1">
          <table:table-cell table:formula="of:=[.A47]+[$config.$B$1]" office:value-type="float" office:value="47" calcext:value-type="float">
            <text:p>47</text:p>
          </table:table-cell>
          <table:table-cell table:formula="of:=(SIN([$config.$B$2] * [.A48])+1+ RAND()) * ([$config.$C$2]+ RAND())  + ([$config.$C$2] + RAND()) +(SIN(([$config.$B$3] + RAND())* [.A48])+1+ RAND() * ([$config.$C$3] +  RAND()) + [$config.$C$3]) + [.A48]*([$config.$B$4]) + [$config.$C$4]  * RAND()" office:value-type="float" office:value="116.954017058864" calcext:value-type="float">
            <text:p>116,954017058864</text:p>
          </table:table-cell>
          <table:table-cell table:formula="of:=AVERAGE([.B46:.B51])" office:value-type="float" office:value="110.923520730284" calcext:value-type="float">
            <text:p>110,923520730284</text:p>
          </table:table-cell>
        </table:table-row>
        <table:table-row table:style-name="ro1">
          <table:table-cell table:formula="of:=[.A48]+[$config.$B$1]" office:value-type="float" office:value="48" calcext:value-type="float">
            <text:p>48</text:p>
          </table:table-cell>
          <table:table-cell table:formula="of:=(SIN([$config.$B$2] * [.A49])+1+ RAND()) * ([$config.$C$2]+ RAND())  + ([$config.$C$2] + RAND()) +(SIN(([$config.$B$3] + RAND())* [.A49])+1+ RAND() * ([$config.$C$3] +  RAND()) + [$config.$C$3]) + [.A49]*([$config.$B$4]) + [$config.$C$4]  * RAND()" office:value-type="float" office:value="106.124206765906" calcext:value-type="float">
            <text:p>106,124206765906</text:p>
          </table:table-cell>
          <table:table-cell table:formula="of:=AVERAGE([.B47:.B52])" office:value-type="float" office:value="108.263610415696" calcext:value-type="float">
            <text:p>108,263610415696</text:p>
          </table:table-cell>
        </table:table-row>
        <table:table-row table:style-name="ro1">
          <table:table-cell table:formula="of:=[.A49]+[$config.$B$1]" office:value-type="float" office:value="49" calcext:value-type="float">
            <text:p>49</text:p>
          </table:table-cell>
          <table:table-cell table:formula="of:=(SIN([$config.$B$2] * [.A50])+1+ RAND()) * ([$config.$C$2]+ RAND())  + ([$config.$C$2] + RAND()) +(SIN(([$config.$B$3] + RAND())* [.A50])+1+ RAND() * ([$config.$C$3] +  RAND()) + [$config.$C$3]) + [.A50]*([$config.$B$4]) + [$config.$C$4]  * RAND()" office:value-type="float" office:value="109.092871870065" calcext:value-type="float">
            <text:p>109,092871870065</text:p>
          </table:table-cell>
          <table:table-cell table:formula="of:=AVERAGE([.B48:.B53])" office:value-type="float" office:value="104.496237437079" calcext:value-type="float">
            <text:p>104,496237437079</text:p>
          </table:table-cell>
        </table:table-row>
        <table:table-row table:style-name="ro1">
          <table:table-cell table:formula="of:=[.A50]+[$config.$B$1]" office:value-type="float" office:value="50" calcext:value-type="float">
            <text:p>50</text:p>
          </table:table-cell>
          <table:table-cell table:formula="of:=(SIN([$config.$B$2] * [.A51])+1+ RAND()) * ([$config.$C$2]+ RAND())  + ([$config.$C$2] + RAND()) +(SIN(([$config.$B$3] + RAND())* [.A51])+1+ RAND() * ([$config.$C$3] +  RAND()) + [$config.$C$3]) + [.A51]*([$config.$B$4]) + [$config.$C$4]  * RAND()" office:value-type="float" office:value="103.955161710841" calcext:value-type="float">
            <text:p>103,955161710841</text:p>
          </table:table-cell>
          <table:table-cell table:formula="of:=AVERAGE([.B49:.B54])" office:value-type="float" office:value="102.903596316232" calcext:value-type="float">
            <text:p>102,903596316232</text:p>
          </table:table-cell>
        </table:table-row>
        <table:table-row table:style-name="ro1">
          <table:table-cell table:formula="of:=[.A51]+[$config.$B$1]" office:value-type="float" office:value="51" calcext:value-type="float">
            <text:p>51</text:p>
          </table:table-cell>
          <table:table-cell table:formula="of:=(SIN([$config.$B$2] * [.A52])+1+ RAND()) * ([$config.$C$2]+ RAND())  + ([$config.$C$2] + RAND()) +(SIN(([$config.$B$3] + RAND())* [.A52])+1+ RAND() * ([$config.$C$3] +  RAND()) + [$config.$C$3]) + [.A52]*([$config.$B$4]) + [$config.$C$4]  * RAND()" office:value-type="float" office:value="94.7220074204127" calcext:value-type="float">
            <text:p>94,7220074204127</text:p>
          </table:table-cell>
          <table:table-cell table:formula="of:=AVERAGE([.B50:.B55])" office:value-type="float" office:value="104.771645172453" calcext:value-type="float">
            <text:p>104,771645172453</text:p>
          </table:table-cell>
        </table:table-row>
        <table:table-row table:style-name="ro1">
          <table:table-cell table:formula="of:=[.A52]+[$config.$B$1]" office:value-type="float" office:value="52" calcext:value-type="float">
            <text:p>52</text:p>
          </table:table-cell>
          <table:table-cell table:formula="of:=(SIN([$config.$B$2] * [.A53])+1+ RAND()) * ([$config.$C$2]+ RAND())  + ([$config.$C$2] + RAND()) +(SIN(([$config.$B$3] + RAND())* [.A53])+1+ RAND() * ([$config.$C$3] +  RAND()) + [$config.$C$3]) + [.A53]*([$config.$B$4]) + [$config.$C$4]  * RAND()" office:value-type="float" office:value="96.1291597963852" calcext:value-type="float">
            <text:p>96,1291597963852</text:p>
          </table:table-cell>
          <table:table-cell table:formula="of:=AVERAGE([.B51:.B56])" office:value-type="float" office:value="106.125155607736" calcext:value-type="float">
            <text:p>106,125155607736</text:p>
          </table:table-cell>
        </table:table-row>
        <table:table-row table:style-name="ro1">
          <table:table-cell table:formula="of:=[.A53]+[$config.$B$1]" office:value-type="float" office:value="53" calcext:value-type="float">
            <text:p>53</text:p>
          </table:table-cell>
          <table:table-cell table:formula="of:=(SIN([$config.$B$2] * [.A54])+1+ RAND()) * ([$config.$C$2]+ RAND())  + ([$config.$C$2] + RAND()) +(SIN(([$config.$B$3] + RAND())* [.A54])+1+ RAND() * ([$config.$C$3] +  RAND()) + [$config.$C$3]) + [.A54]*([$config.$B$4]) + [$config.$C$4]  * RAND()" office:value-type="float" office:value="107.398170333785" calcext:value-type="float">
            <text:p>107,398170333785</text:p>
          </table:table-cell>
          <table:table-cell table:formula="of:=AVERAGE([.B52:.B57])" office:value-type="float" office:value="108.24871367104" calcext:value-type="float">
            <text:p>108,24871367104</text:p>
          </table:table-cell>
        </table:table-row>
        <table:table-row table:style-name="ro1">
          <table:table-cell table:formula="of:=[.A54]+[$config.$B$1]" office:value-type="float" office:value="54" calcext:value-type="float">
            <text:p>54</text:p>
          </table:table-cell>
          <table:table-cell table:formula="of:=(SIN([$config.$B$2] * [.A55])+1+ RAND()) * ([$config.$C$2]+ RAND())  + ([$config.$C$2] + RAND()) +(SIN(([$config.$B$3] + RAND())* [.A55])+1+ RAND() * ([$config.$C$3] +  RAND()) + [$config.$C$3]) + [.A55]*([$config.$B$4]) + [$config.$C$4]  * RAND()" office:value-type="float" office:value="117.332499903231" calcext:value-type="float">
            <text:p>117,332499903231</text:p>
          </table:table-cell>
          <table:table-cell table:formula="of:=AVERAGE([.B53:.B58])" office:value-type="float" office:value="113.788582874371" calcext:value-type="float">
            <text:p>113,788582874371</text:p>
          </table:table-cell>
        </table:table-row>
        <table:table-row table:style-name="ro1">
          <table:table-cell table:formula="of:=[.A55]+[$config.$B$1]" office:value-type="float" office:value="55" calcext:value-type="float">
            <text:p>55</text:p>
          </table:table-cell>
          <table:table-cell table:formula="of:=(SIN([$config.$B$2] * [.A56])+1+ RAND()) * ([$config.$C$2]+ RAND())  + ([$config.$C$2] + RAND()) +(SIN(([$config.$B$3] + RAND())* [.A56])+1+ RAND() * ([$config.$C$3] +  RAND()) + [$config.$C$3]) + [.A56]*([$config.$B$4]) + [$config.$C$4]  * RAND()" office:value-type="float" office:value="117.213934481759" calcext:value-type="float">
            <text:p>117,213934481759</text:p>
          </table:table-cell>
          <table:table-cell table:formula="of:=AVERAGE([.B54:.B59])" office:value-type="float" office:value="118.505281456064" calcext:value-type="float">
            <text:p>118,505281456064</text:p>
          </table:table-cell>
        </table:table-row>
        <table:table-row table:style-name="ro1">
          <table:table-cell table:formula="of:=[.A56]+[$config.$B$1]" office:value-type="float" office:value="56" calcext:value-type="float">
            <text:p>56</text:p>
          </table:table-cell>
          <table:table-cell table:formula="of:=(SIN([$config.$B$2] * [.A57])+1+ RAND()) * ([$config.$C$2]+ RAND())  + ([$config.$C$2] + RAND()) +(SIN(([$config.$B$3] + RAND())* [.A57])+1+ RAND() * ([$config.$C$3] +  RAND()) + [$config.$C$3]) + [.A57]*([$config.$B$4]) + [$config.$C$4]  * RAND()" office:value-type="float" office:value="116.69651009067" calcext:value-type="float">
            <text:p>116,69651009067</text:p>
          </table:table-cell>
          <table:table-cell table:formula="of:=AVERAGE([.B55:.B60])" office:value-type="float" office:value="120.149062163766" calcext:value-type="float">
            <text:p>120,149062163766</text:p>
          </table:table-cell>
        </table:table-row>
        <table:table-row table:style-name="ro1">
          <table:table-cell table:formula="of:=[.A57]+[$config.$B$1]" office:value-type="float" office:value="57" calcext:value-type="float">
            <text:p>57</text:p>
          </table:table-cell>
          <table:table-cell table:formula="of:=(SIN([$config.$B$2] * [.A58])+1+ RAND()) * ([$config.$C$2]+ RAND())  + ([$config.$C$2] + RAND()) +(SIN(([$config.$B$3] + RAND())* [.A58])+1+ RAND() * ([$config.$C$3] +  RAND()) + [$config.$C$3]) + [.A58]*([$config.$B$4]) + [$config.$C$4]  * RAND()" office:value-type="float" office:value="127.961222640398" calcext:value-type="float">
            <text:p>127,961222640398</text:p>
          </table:table-cell>
          <table:table-cell table:formula="of:=AVERAGE([.B56:.B61])" office:value-type="float" office:value="120.697342441496" calcext:value-type="float">
            <text:p>120,697342441496</text:p>
          </table:table-cell>
        </table:table-row>
        <table:table-row table:style-name="ro1">
          <table:table-cell table:formula="of:=[.A58]+[$config.$B$1]" office:value-type="float" office:value="58" calcext:value-type="float">
            <text:p>58</text:p>
          </table:table-cell>
          <table:table-cell table:formula="of:=(SIN([$config.$B$2] * [.A59])+1+ RAND()) * ([$config.$C$2]+ RAND())  + ([$config.$C$2] + RAND()) +(SIN(([$config.$B$3] + RAND())* [.A59])+1+ RAND() * ([$config.$C$3] +  RAND()) + [$config.$C$3]) + [.A59]*([$config.$B$4]) + [$config.$C$4]  * RAND()" office:value-type="float" office:value="124.429351286539" calcext:value-type="float">
            <text:p>124,429351286539</text:p>
          </table:table-cell>
          <table:table-cell table:formula="of:=AVERAGE([.B57:.B62])" office:value-type="float" office:value="119.500931853681" calcext:value-type="float">
            <text:p>119,500931853681</text:p>
          </table:table-cell>
        </table:table-row>
        <table:table-row table:style-name="ro1">
          <table:table-cell table:formula="of:=[.A59]+[$config.$B$1]" office:value-type="float" office:value="59" calcext:value-type="float">
            <text:p>59</text:p>
          </table:table-cell>
          <table:table-cell table:formula="of:=(SIN([$config.$B$2] * [.A60])+1+ RAND()) * ([$config.$C$2]+ RAND())  + ([$config.$C$2] + RAND()) +(SIN(([$config.$B$3] + RAND())* [.A60])+1+ RAND() * ([$config.$C$3] +  RAND()) + [$config.$C$3]) + [.A60]*([$config.$B$4]) + [$config.$C$4]  * RAND()" office:value-type="float" office:value="117.260854579996" calcext:value-type="float">
            <text:p>117,260854579996</text:p>
          </table:table-cell>
          <table:table-cell table:formula="of:=AVERAGE([.B58:.B63])" office:value-type="float" office:value="118.982456236579" calcext:value-type="float">
            <text:p>118,982456236579</text:p>
          </table:table-cell>
        </table:table-row>
        <table:table-row table:style-name="ro1">
          <table:table-cell table:formula="of:=[.A60]+[$config.$B$1]" office:value-type="float" office:value="60" calcext:value-type="float">
            <text:p>60</text:p>
          </table:table-cell>
          <table:table-cell table:formula="of:=(SIN([$config.$B$2] * [.A61])+1+ RAND()) * ([$config.$C$2]+ RAND())  + ([$config.$C$2] + RAND()) +(SIN(([$config.$B$3] + RAND())* [.A61])+1+ RAND() * ([$config.$C$3] +  RAND()) + [$config.$C$3]) + [.A61]*([$config.$B$4]) + [$config.$C$4]  * RAND()" office:value-type="float" office:value="120.622181569613" calcext:value-type="float">
            <text:p>120,622181569613</text:p>
          </table:table-cell>
          <table:table-cell table:formula="of:=AVERAGE([.B59:.B64])" office:value-type="float" office:value="117.847812442359" calcext:value-type="float">
            <text:p>117,847812442359</text:p>
          </table:table-cell>
        </table:table-row>
        <table:table-row table:style-name="ro1">
          <table:table-cell table:formula="of:=[.A61]+[$config.$B$1]" office:value-type="float" office:value="61" calcext:value-type="float">
            <text:p>61</text:p>
          </table:table-cell>
          <table:table-cell table:formula="of:=(SIN([$config.$B$2] * [.A62])+1+ RAND()) * ([$config.$C$2]+ RAND())  + ([$config.$C$2] + RAND()) +(SIN(([$config.$B$3] + RAND())* [.A62])+1+ RAND() * ([$config.$C$3] +  RAND()) + [$config.$C$3]) + [.A62]*([$config.$B$4]) + [$config.$C$4]  * RAND()" office:value-type="float" office:value="110.035470954871" calcext:value-type="float">
            <text:p>110,035470954871</text:p>
          </table:table-cell>
          <table:table-cell table:formula="of:=AVERAGE([.B60:.B65])" office:value-type="float" office:value="118.402309426892" calcext:value-type="float">
            <text:p>118,402309426892</text:p>
          </table:table-cell>
        </table:table-row>
        <table:table-row table:style-name="ro1">
          <table:table-cell table:formula="of:=[.A62]+[$config.$B$1]" office:value-type="float" office:value="62" calcext:value-type="float">
            <text:p>62</text:p>
          </table:table-cell>
          <table:table-cell table:formula="of:=(SIN([$config.$B$2] * [.A63])+1+ RAND()) * ([$config.$C$2]+ RAND())  + ([$config.$C$2] + RAND()) +(SIN(([$config.$B$3] + RAND())* [.A63])+1+ RAND() * ([$config.$C$3] +  RAND()) + [$config.$C$3]) + [.A63]*([$config.$B$4]) + [$config.$C$4]  * RAND()" office:value-type="float" office:value="113.585656388057" calcext:value-type="float">
            <text:p>113,585656388057</text:p>
          </table:table-cell>
          <table:table-cell table:formula="of:=AVERAGE([.B61:.B66])" office:value-type="float" office:value="119.458376580201" calcext:value-type="float">
            <text:p>119,458376580201</text:p>
          </table:table-cell>
        </table:table-row>
        <table:table-row table:style-name="ro1">
          <table:table-cell table:formula="of:=[.A63]+[$config.$B$1]" office:value-type="float" office:value="63" calcext:value-type="float">
            <text:p>63</text:p>
          </table:table-cell>
          <table:table-cell table:formula="of:=(SIN([$config.$B$2] * [.A64])+1+ RAND()) * ([$config.$C$2]+ RAND())  + ([$config.$C$2] + RAND()) +(SIN(([$config.$B$3] + RAND())* [.A64])+1+ RAND() * ([$config.$C$3] +  RAND()) + [$config.$C$3]) + [.A64]*([$config.$B$4]) + [$config.$C$4]  * RAND()" office:value-type="float" office:value="121.153359875074" calcext:value-type="float">
            <text:p>121,153359875074</text:p>
          </table:table-cell>
          <table:table-cell table:formula="of:=AVERAGE([.B62:.B67])" office:value-type="float" office:value="121.098613453751" calcext:value-type="float">
            <text:p>121,098613453751</text:p>
          </table:table-cell>
        </table:table-row>
        <table:table-row table:style-name="ro1">
          <table:table-cell table:formula="of:=[.A64]+[$config.$B$1]" office:value-type="float" office:value="64" calcext:value-type="float">
            <text:p>64</text:p>
          </table:table-cell>
          <table:table-cell table:formula="of:=(SIN([$config.$B$2] * [.A65])+1+ RAND()) * ([$config.$C$2]+ RAND())  + ([$config.$C$2] + RAND()) +(SIN(([$config.$B$3] + RAND())* [.A65])+1+ RAND() * ([$config.$C$3] +  RAND()) + [$config.$C$3]) + [.A65]*([$config.$B$4]) + [$config.$C$4]  * RAND()" office:value-type="float" office:value="127.756333193738" calcext:value-type="float">
            <text:p>127,756333193738</text:p>
          </table:table-cell>
          <table:table-cell table:formula="of:=AVERAGE([.B63:.B68])" office:value-type="float" office:value="126.380624879364" calcext:value-type="float">
            <text:p>126,380624879364</text:p>
          </table:table-cell>
        </table:table-row>
        <table:table-row table:style-name="ro1">
          <table:table-cell table:formula="of:=[.A65]+[$config.$B$1]" office:value-type="float" office:value="65" calcext:value-type="float">
            <text:p>65</text:p>
          </table:table-cell>
          <table:table-cell table:formula="of:=(SIN([$config.$B$2] * [.A66])+1+ RAND()) * ([$config.$C$2]+ RAND())  + ([$config.$C$2] + RAND()) +(SIN(([$config.$B$3] + RAND())* [.A66])+1+ RAND() * ([$config.$C$3] +  RAND()) + [$config.$C$3]) + [.A66]*([$config.$B$4]) + [$config.$C$4]  * RAND()" office:value-type="float" office:value="123.597257499851" calcext:value-type="float">
            <text:p>123,597257499851</text:p>
          </table:table-cell>
          <table:table-cell table:formula="of:=AVERAGE([.B64:.B69])" office:value-type="float" office:value="126.436280016729" calcext:value-type="float">
            <text:p>126,436280016729</text:p>
          </table:table-cell>
        </table:table-row>
        <table:table-row table:style-name="ro1">
          <table:table-cell table:formula="of:=[.A66]+[$config.$B$1]" office:value-type="float" office:value="66" calcext:value-type="float">
            <text:p>66</text:p>
          </table:table-cell>
          <table:table-cell table:formula="of:=(SIN([$config.$B$2] * [.A67])+1+ RAND()) * ([$config.$C$2]+ RAND())  + ([$config.$C$2] + RAND()) +(SIN(([$config.$B$3] + RAND())* [.A67])+1+ RAND() * ([$config.$C$3] +  RAND()) + [$config.$C$3]) + [.A67]*([$config.$B$4]) + [$config.$C$4]  * RAND()" office:value-type="float" office:value="130.463602810912" calcext:value-type="float">
            <text:p>130,463602810912</text:p>
          </table:table-cell>
          <table:table-cell table:formula="of:=AVERAGE([.B65:.B70])" office:value-type="float" office:value="126.068859523437" calcext:value-type="float">
            <text:p>126,068859523437</text:p>
          </table:table-cell>
        </table:table-row>
        <table:table-row table:style-name="ro1">
          <table:table-cell table:formula="of:=[.A67]+[$config.$B$1]" office:value-type="float" office:value="67" calcext:value-type="float">
            <text:p>67</text:p>
          </table:table-cell>
          <table:table-cell table:formula="of:=(SIN([$config.$B$2] * [.A68])+1+ RAND()) * ([$config.$C$2]+ RAND())  + ([$config.$C$2] + RAND()) +(SIN(([$config.$B$3] + RAND())* [.A68])+1+ RAND() * ([$config.$C$3] +  RAND()) + [$config.$C$3]) + [.A68]*([$config.$B$4]) + [$config.$C$4]  * RAND()" office:value-type="float" office:value="141.727539508555" calcext:value-type="float">
            <text:p>141,727539508555</text:p>
          </table:table-cell>
          <table:table-cell table:formula="of:=AVERAGE([.B66:.B71])" office:value-type="float" office:value="124.105251957025" calcext:value-type="float">
            <text:p>124,105251957025</text:p>
          </table:table-cell>
        </table:table-row>
        <table:table-row table:style-name="ro1">
          <table:table-cell table:formula="of:=[.A68]+[$config.$B$1]" office:value-type="float" office:value="68" calcext:value-type="float">
            <text:p>68</text:p>
          </table:table-cell>
          <table:table-cell table:formula="of:=(SIN([$config.$B$2] * [.A69])+1+ RAND()) * ([$config.$C$2]+ RAND())  + ([$config.$C$2] + RAND()) +(SIN(([$config.$B$3] + RAND())* [.A69])+1+ RAND() * ([$config.$C$3] +  RAND()) + [$config.$C$3]) + [.A69]*([$config.$B$4]) + [$config.$C$4]  * RAND()" office:value-type="float" office:value="113.919587212246" calcext:value-type="float">
            <text:p>113,919587212246</text:p>
          </table:table-cell>
          <table:table-cell table:formula="of:=AVERAGE([.B67:.B72])" office:value-type="float" office:value="123.372843130815" calcext:value-type="float">
            <text:p>123,372843130815</text:p>
          </table:table-cell>
        </table:table-row>
        <table:table-row table:style-name="ro1">
          <table:table-cell table:formula="of:=[.A69]+[$config.$B$1]" office:value-type="float" office:value="69" calcext:value-type="float">
            <text:p>69</text:p>
          </table:table-cell>
          <table:table-cell table:formula="of:=(SIN([$config.$B$2] * [.A70])+1+ RAND()) * ([$config.$C$2]+ RAND())  + ([$config.$C$2] + RAND()) +(SIN(([$config.$B$3] + RAND())* [.A70])+1+ RAND() * ([$config.$C$3] +  RAND()) + [$config.$C$3]) + [.A70]*([$config.$B$4]) + [$config.$C$4]  * RAND()" office:value-type="float" office:value="118.948836915323" calcext:value-type="float">
            <text:p>118,948836915323</text:p>
          </table:table-cell>
          <table:table-cell table:formula="of:=AVERAGE([.B68:.B73])" office:value-type="float" office:value="121.954691194796" calcext:value-type="float">
            <text:p>121,954691194796</text:p>
          </table:table-cell>
        </table:table-row>
        <table:table-row table:style-name="ro1">
          <table:table-cell table:formula="of:=[.A70]+[$config.$B$1]" office:value-type="float" office:value="70" calcext:value-type="float">
            <text:p>70</text:p>
          </table:table-cell>
          <table:table-cell table:formula="of:=(SIN([$config.$B$2] * [.A71])+1+ RAND()) * ([$config.$C$2]+ RAND())  + ([$config.$C$2] + RAND()) +(SIN(([$config.$B$3] + RAND())* [.A71])+1+ RAND() * ([$config.$C$3] +  RAND()) + [$config.$C$3]) + [.A71]*([$config.$B$4]) + [$config.$C$4]  * RAND()" office:value-type="float" office:value="115.974687795266" calcext:value-type="float">
            <text:p>115,974687795266</text:p>
          </table:table-cell>
          <table:table-cell table:formula="of:=AVERAGE([.B69:.B74])" office:value-type="float" office:value="117.011479116356" calcext:value-type="float">
            <text:p>117,011479116356</text:p>
          </table:table-cell>
        </table:table-row>
        <table:table-row table:style-name="ro1">
          <table:table-cell table:formula="of:=[.A71]+[$config.$B$1]" office:value-type="float" office:value="71" calcext:value-type="float">
            <text:p>71</text:p>
          </table:table-cell>
          <table:table-cell table:formula="of:=(SIN([$config.$B$2] * [.A72])+1+ RAND()) * ([$config.$C$2]+ RAND())  + ([$config.$C$2] + RAND()) +(SIN(([$config.$B$3] + RAND())* [.A72])+1+ RAND() * ([$config.$C$3] +  RAND()) + [$config.$C$3]) + [.A72]*([$config.$B$4]) + [$config.$C$4]  * RAND()" office:value-type="float" office:value="119.202804542591" calcext:value-type="float">
            <text:p>119,202804542591</text:p>
          </table:table-cell>
          <table:table-cell table:formula="of:=AVERAGE([.B70:.B75])" office:value-type="float" office:value="118.04210975106" calcext:value-type="float">
            <text:p>118,04210975106</text:p>
          </table:table-cell>
        </table:table-row>
      </table:table>
      <table:table table:name="config" table:style-name="ta1">
        <table:table-column table:style-name="co5" table:default-cell-style-name="ce3"/>
        <table:table-column table:style-name="co4" table:number-columns-repeated="3" table:default-cell-style-name="Default"/>
        <table:table-row table:style-name="ro1">
          <table:table-cell table:style-name="ce2" office:value-type="string" calcext:value-type="string">
            <text:p>delta x – steps x-valu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. Sine Wave Parameter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2. Sine Wave Parameter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3. Line mx+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.00.0000</text:date>, <text:time style:data-style-name="N2" text:time-value="13:29:28.7395693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gelbert Niehaus</meta:initial-creator>
    <meta:creation-date>2019-09-24T08:07:16.327506000</meta:creation-date>
    <dc:date>2023-09-14T13:32:18.799154473</dc:date>
    <dc:creator>Engelbert Niehaus</dc:creator>
    <meta:editing-duration>PT8M15S</meta:editing-duration>
    <meta:editing-cycles>3</meta:editing-cycles>
    <meta:generator>LibreOffice/7.0.4.2$Linux_X86_64 LibreOffice_project/00$Build-2</meta:generator>
    <meta:document-statistic meta:table-count="2" meta:cell-count="2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75cm" xlink:href=".." xlink:type="simple" chart:class="chart:scatter" chart:style-name="ch1">
        <chart:legend chart:legend-position="end" svg:x="12.154cm" svg:y="3.939cm" style:legend-expansion="high" chart:style-name="ch2"/>
        <chart:plot-area chart:style-name="ch3" table:cell-range-address="data.A2:data.C70 data.B1:data.C1" chart:data-source-has-labels="row" svg:x="0.319cm" svg:y="0.179cm" svg:width="11.516cm" svg:height="8.617cm">
          <chart:coordinate-region svg:x="0.94cm" svg:y="0.378cm" svg:width="10.522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70" chart:label-cell-address="data.B1:data.B1" chart:class="chart:scatter">
            <chart:domain table:cell-range-address="data.A2:data.A70"/>
            <chart:data-point chart:repeated="69"/>
          </chart:series>
          <chart:series chart:style-name="ch7" chart:values-cell-range-address="data.C2:data.C70" chart:label-cell-address="data.C1:data.C1" chart:class="chart:scatter">
            <chart:data-point chart:repeated="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alue</text:p>
                <draw:g>
                  <svg:desc>data.B1:data.B1</svg:desc>
                </draw:g>
              </table:table-cell>
              <table:table-cell office:value-type="string">
                <text:p>Moving Average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70</svg:desc>
                </draw:g>
              </table:table-cell>
              <table:table-cell office:value-type="float" office:value="73.760205495462">
                <text:p>73.760205495462</text:p>
                <draw:g>
                  <svg:desc>data.B2:data.B70</svg:desc>
                </draw:g>
              </table:table-cell>
              <table:table-cell office:value-type="float" office:value="73.760205495462">
                <text:p>73.760205495462</text:p>
                <draw:g>
                  <svg:desc>data.C2:data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.1267557761682">
                <text:p>66.1267557761682</text:p>
              </table:table-cell>
              <table:table-cell office:value-type="float" office:value="68.9472263059648">
                <text:p>68.9472263059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6.9547176462643">
                <text:p>66.9547176462643</text:p>
              </table:table-cell>
              <table:table-cell office:value-type="float" office:value="68.911639331351">
                <text:p>68.911639331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5.1727070900271">
                <text:p>75.1727070900271</text:p>
              </table:table-cell>
              <table:table-cell office:value-type="float" office:value="65.8329156848131">
                <text:p>65.8329156848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2.9722995642443">
                <text:p>72.9722995642443</text:p>
              </table:table-cell>
              <table:table-cell office:value-type="float" office:value="65.7268884471656">
                <text:p>65.726888447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.4831504159399">
                <text:p>58.4831504159399</text:p>
              </table:table-cell>
              <table:table-cell office:value-type="float" office:value="66.3442884866055">
                <text:p>66.3442884866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5.287863616235">
                <text:p>55.287863616235</text:p>
              </table:table-cell>
              <table:table-cell office:value-type="float" office:value="65.9349231795352">
                <text:p>65.9349231795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5.4905923502828">
                <text:p>65.4905923502828</text:p>
              </table:table-cell>
              <table:table-cell office:value-type="float" office:value="68.7438731357546">
                <text:p>68.7438731357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6591178829038">
                <text:p>70.6591178829038</text:p>
              </table:table-cell>
              <table:table-cell office:value-type="float" office:value="72.3684224824161">
                <text:p>72.3684224824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2.7165152476053">
                <text:p>72.7165152476053</text:p>
              </table:table-cell>
              <table:table-cell office:value-type="float" office:value="73.9893488548552">
                <text:p>73.9893488548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9.8259993015609">
                <text:p>89.8259993015609</text:p>
              </table:table-cell>
              <table:table-cell office:value-type="float" office:value="73.2269030093025">
                <text:p>73.2269030093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0.2304464959085">
                <text:p>80.2304464959085</text:p>
              </table:table-cell>
              <table:table-cell office:value-type="float" office:value="73.0459587050127">
                <text:p>73.0459587050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5.0134218508699">
                <text:p>65.0134218508699</text:p>
              </table:table-cell>
              <table:table-cell office:value-type="float" office:value="71.2020109246015">
                <text:p>71.2020109246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0.9159172769668">
                <text:p>60.9159172769668</text:p>
              </table:table-cell>
              <table:table-cell office:value-type="float" office:value="67.6903325032875">
                <text:p>67.6903325032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9.5734520571651">
                <text:p>69.5734520571651</text:p>
              </table:table-cell>
              <table:table-cell office:value-type="float" office:value="65.7012531193916">
                <text:p>65.7012531193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1.652828565138">
                <text:p>61.652828565138</text:p>
              </table:table-cell>
              <table:table-cell office:value-type="float" office:value="70.0254391680733">
                <text:p>70.0254391680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8.7559287736766">
                <text:p>68.7559287736766</text:p>
              </table:table-cell>
              <table:table-cell office:value-type="float" office:value="76.4836673511386">
                <text:p>76.4836673511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8.2959701925333">
                <text:p>68.2959701925333</text:p>
              </table:table-cell>
              <table:table-cell office:value-type="float" office:value="80.1702074006571">
                <text:p>80.1702074006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0.95853814296">
                <text:p>90.95853814296</text:p>
              </table:table-cell>
              <table:table-cell office:value-type="float" office:value="85.7346485047931">
                <text:p>85.7346485047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9.6652863753583">
                <text:p>99.6652863753583</text:p>
              </table:table-cell>
              <table:table-cell office:value-type="float" office:value="85.2351957195852">
                <text:p>85.2351957195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1.6926923542767">
                <text:p>91.6926923542767</text:p>
              </table:table-cell>
              <table:table-cell office:value-type="float" office:value="85.7466899227817">
                <text:p>85.7466899227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5.0394751899535">
                <text:p>95.0394751899535</text:p>
              </table:table-cell>
              <table:table-cell office:value-type="float" office:value="83.1862760569193">
                <text:p>83.1862760569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5.7592120624296">
                <text:p>65.7592120624296</text:p>
              </table:table-cell>
              <table:table-cell office:value-type="float" office:value="80.8582648115504">
                <text:p>80.8582648115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1.3649354117123">
                <text:p>71.3649354117123</text:p>
              </table:table-cell>
              <table:table-cell office:value-type="float" office:value="79.293202068585">
                <text:p>79.293202068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5.5960549477853">
                <text:p>75.5960549477853</text:p>
              </table:table-cell>
              <table:table-cell office:value-type="float" office:value="78.5193826363236">
                <text:p>78.5193826363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5.6972189031448">
                <text:p>85.6972189031448</text:p>
              </table:table-cell>
              <table:table-cell office:value-type="float" office:value="83.4256454497548">
                <text:p>83.4256454497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2.3023158964848">
                <text:p>82.3023158964848</text:p>
              </table:table-cell>
              <table:table-cell office:value-type="float" office:value="88.0776175618834">
                <text:p>88.0776175618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0.3965585963845">
                <text:p>90.3965585963845</text:p>
              </table:table-cell>
              <table:table-cell office:value-type="float" office:value="89.0964960983825">
                <text:p>89.0964960983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5.1967889430174">
                <text:p>95.1967889430174</text:p>
              </table:table-cell>
              <table:table-cell office:value-type="float" office:value="89.4622409904612">
                <text:p>89.4622409904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9.2767680844834">
                <text:p>99.2767680844834</text:p>
              </table:table-cell>
              <table:table-cell office:value-type="float" office:value="89.8914703096572">
                <text:p>89.8914703096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1.7093261667801">
                <text:p>81.7093261667801</text:p>
              </table:table-cell>
              <table:table-cell office:value-type="float" office:value="86.8966357986105">
                <text:p>86.8966357986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7.891688255617">
                <text:p>87.891688255617</text:p>
              </table:table-cell>
              <table:table-cell office:value-type="float" office:value="83.988881270062">
                <text:p>83.988881270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4.8776918116606">
                <text:p>84.8776918116606</text:p>
              </table:table-cell>
              <table:table-cell office:value-type="float" office:value="82.4056195244978">
                <text:p>82.4056195244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.4275515301044">
                <text:p>72.4275515301044</text:p>
              </table:table-cell>
              <table:table-cell office:value-type="float" office:value="84.159466393633">
                <text:p>84.159466393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7.7502617717266">
                <text:p>77.7502617717266</text:p>
              </table:table-cell>
              <table:table-cell office:value-type="float" office:value="85.3298722726693">
                <text:p>85.3298722726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9.7771976110984">
                <text:p>89.7771976110984</text:p>
              </table:table-cell>
              <table:table-cell office:value-type="float" office:value="88.2135912651779">
                <text:p>88.2135912651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2.2324073815908">
                <text:p>92.2324073815908</text:p>
              </table:table-cell>
              <table:table-cell office:value-type="float" office:value="91.3903078124817">
                <text:p>91.39030781248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4.9141235298351">
                <text:p>94.9141235298351</text:p>
              </table:table-cell>
              <table:table-cell office:value-type="float" office:value="96.7219425928581">
                <text:p>96.72194259285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2.180005766712">
                <text:p>102.180005766712</text:p>
              </table:table-cell>
              <table:table-cell office:value-type="float" office:value="95.9330827513579">
                <text:p>95.93308275135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1.4878508139269">
                <text:p>91.4878508139269</text:p>
              </table:table-cell>
              <table:table-cell office:value-type="float" office:value="96.5101728120673">
                <text:p>96.5101728120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9.740070453985">
                <text:p>109.740070453985</text:p>
              </table:table-cell>
              <table:table-cell office:value-type="float" office:value="98.228114538043">
                <text:p>98.228114538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5.0440385620976">
                <text:p>85.0440385620976</text:p>
              </table:table-cell>
              <table:table-cell office:value-type="float" office:value="99.6450251282477">
                <text:p>99.6450251282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5.6949477458472">
                <text:p>95.6949477458472</text:p>
              </table:table-cell>
              <table:table-cell office:value-type="float" office:value="104.185949603941">
                <text:p>104.185949603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5.221773885689">
                <text:p>105.221773885689</text:p>
              </table:table-cell>
              <table:table-cell office:value-type="float" office:value="105.388274038088">
                <text:p>105.388274038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0.681469307941">
                <text:p>110.681469307941</text:p>
              </table:table-cell>
              <table:table-cell office:value-type="float" office:value="108.901635405389">
                <text:p>108.901635405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8.733397668087">
                <text:p>118.733397668087</text:p>
              </table:table-cell>
              <table:table-cell office:value-type="float" office:value="111.134622759425">
                <text:p>111.134622759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6.954017058864">
                <text:p>116.954017058864</text:p>
              </table:table-cell>
              <table:table-cell office:value-type="float" office:value="110.923520730284">
                <text:p>110.923520730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6.124206765906">
                <text:p>106.124206765906</text:p>
              </table:table-cell>
              <table:table-cell office:value-type="float" office:value="108.263610415696">
                <text:p>108.263610415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9.092871870065">
                <text:p>109.092871870065</text:p>
              </table:table-cell>
              <table:table-cell office:value-type="float" office:value="104.496237437079">
                <text:p>104.496237437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3.955161710841">
                <text:p>103.955161710841</text:p>
              </table:table-cell>
              <table:table-cell office:value-type="float" office:value="102.903596316232">
                <text:p>102.903596316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4.7220074204127">
                <text:p>94.7220074204127</text:p>
              </table:table-cell>
              <table:table-cell office:value-type="float" office:value="104.771645172453">
                <text:p>104.771645172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6.1291597963852">
                <text:p>96.1291597963852</text:p>
              </table:table-cell>
              <table:table-cell office:value-type="float" office:value="106.125155607736">
                <text:p>106.125155607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7.398170333785">
                <text:p>107.398170333785</text:p>
              </table:table-cell>
              <table:table-cell office:value-type="float" office:value="108.24871367104">
                <text:p>108.24871367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7.332499903231">
                <text:p>117.332499903231</text:p>
              </table:table-cell>
              <table:table-cell office:value-type="float" office:value="113.788582874371">
                <text:p>113.788582874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7.213934481759">
                <text:p>117.213934481759</text:p>
              </table:table-cell>
              <table:table-cell office:value-type="float" office:value="118.505281456064">
                <text:p>118.505281456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6.69651009067">
                <text:p>116.69651009067</text:p>
              </table:table-cell>
              <table:table-cell office:value-type="float" office:value="120.149062163766">
                <text:p>120.149062163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7.961222640398">
                <text:p>127.961222640398</text:p>
              </table:table-cell>
              <table:table-cell office:value-type="float" office:value="120.697342441496">
                <text:p>120.697342441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4.429351286539">
                <text:p>124.429351286539</text:p>
              </table:table-cell>
              <table:table-cell office:value-type="float" office:value="119.500931853681">
                <text:p>119.500931853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7.260854579996">
                <text:p>117.260854579996</text:p>
              </table:table-cell>
              <table:table-cell office:value-type="float" office:value="118.982456236579">
                <text:p>118.982456236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.622181569613">
                <text:p>120.622181569613</text:p>
              </table:table-cell>
              <table:table-cell office:value-type="float" office:value="117.847812442359">
                <text:p>117.847812442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0.035470954871">
                <text:p>110.035470954871</text:p>
              </table:table-cell>
              <table:table-cell office:value-type="float" office:value="118.402309426892">
                <text:p>118.4023094268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3.585656388057">
                <text:p>113.585656388057</text:p>
              </table:table-cell>
              <table:table-cell office:value-type="float" office:value="119.458376580201">
                <text:p>119.4583765802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1.153359875074">
                <text:p>121.153359875074</text:p>
              </table:table-cell>
              <table:table-cell office:value-type="float" office:value="121.098613453751">
                <text:p>121.0986134537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7.756333193738">
                <text:p>127.756333193738</text:p>
              </table:table-cell>
              <table:table-cell office:value-type="float" office:value="126.380624879364">
                <text:p>126.380624879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3.597257499851">
                <text:p>123.597257499851</text:p>
              </table:table-cell>
              <table:table-cell office:value-type="float" office:value="126.436280016729">
                <text:p>126.436280016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0.463602810912">
                <text:p>130.463602810912</text:p>
              </table:table-cell>
              <table:table-cell office:value-type="float" office:value="126.068859523437">
                <text:p>126.0688595234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1.727539508555">
                <text:p>141.727539508555</text:p>
              </table:table-cell>
              <table:table-cell office:value-type="float" office:value="124.105251957025">
                <text:p>124.105251957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3.919587212246">
                <text:p>113.919587212246</text:p>
              </table:table-cell>
              <table:table-cell office:value-type="float" office:value="123.372843130815">
                <text:p>123.372843130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8.948836915323">
                <text:p>118.948836915323</text:p>
              </table:table-cell>
              <table:table-cell office:value-type="float" office:value="121.954691194796">
                <text:p>121.954691194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